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7056" officeooo:paragraph-rsid="00087056"/>
    </style:style>
    <style:style style:name="P2" style:family="paragraph" style:parent-style-name="Standard">
      <style:text-properties style:font-name="Calibri" fo:font-size="10pt" officeooo:rsid="000e6c51" officeooo:paragraph-rsid="00087056" style:font-size-asian="10pt" style:font-size-complex="10pt"/>
    </style:style>
    <style:style style:name="P3" style:family="paragraph" style:parent-style-name="Standard">
      <style:text-properties style:font-name="Calibri" fo:font-size="10pt" officeooo:rsid="00046b9a" officeooo:paragraph-rsid="00087056" style:font-size-asian="10pt" style:font-size-complex="10pt"/>
    </style:style>
    <style:style style:name="P4" style:family="paragraph" style:parent-style-name="Standard">
      <style:text-properties style:font-name="Calibri" fo:font-size="10pt" officeooo:rsid="00087056" officeooo:paragraph-rsid="00087056" style:font-size-asian="10pt" style:font-size-complex="10pt"/>
    </style:style>
    <style:style style:name="P5" style:family="paragraph" style:parent-style-name="Standard">
      <style:text-properties style:font-name="Calibri" fo:font-size="10pt" officeooo:rsid="00087056" officeooo:paragraph-rsid="000a1860" style:font-size-asian="10pt" style:font-size-complex="10pt"/>
    </style:style>
    <style:style style:name="P6" style:family="paragraph" style:parent-style-name="Standard">
      <style:text-properties style:font-name="Calibri" fo:font-size="10pt" officeooo:rsid="000a1860" officeooo:paragraph-rsid="000a1860" style:font-size-asian="10pt" style:font-size-complex="10pt"/>
    </style:style>
    <style:style style:name="P7" style:family="paragraph" style:parent-style-name="Standard">
      <style:text-properties style:font-name="Calibri" fo:font-size="10pt" officeooo:rsid="000c0801" officeooo:paragraph-rsid="000a1860" style:font-size-asian="10pt" style:font-size-complex="10pt"/>
    </style:style>
    <style:style style:name="P8" style:family="paragraph" style:parent-style-name="Standard">
      <style:text-properties style:font-name="Calibri" fo:font-size="10pt" officeooo:rsid="000c2e98" officeooo:paragraph-rsid="000c2e98" style:font-size-asian="10pt" style:font-size-complex="10pt"/>
    </style:style>
    <style:style style:name="P9" style:family="paragraph" style:parent-style-name="Standard">
      <style:text-properties style:font-name="Calibri" fo:font-size="10pt" officeooo:rsid="000f50d2" officeooo:paragraph-rsid="000f50d2" style:font-size-asian="10pt" style:font-size-complex="10pt"/>
    </style:style>
    <style:style style:name="P10" style:family="paragraph" style:parent-style-name="Standard" style:list-style-name="L1">
      <style:text-properties style:font-name="Calibri" fo:font-size="10pt" officeooo:rsid="000f50d2" officeooo:paragraph-rsid="000f50d2" style:font-size-asian="10pt" style:font-size-complex="10pt"/>
    </style:style>
    <style:style style:name="P11" style:family="paragraph" style:parent-style-name="Standard">
      <style:text-properties style:font-name="Calibri" fo:font-size="10pt" officeooo:rsid="00146333" officeooo:paragraph-rsid="00146333" style:font-size-asian="10pt" style:font-size-complex="10pt"/>
    </style:style>
    <style:style style:name="P12" style:family="paragraph" style:parent-style-name="Standard">
      <style:text-properties style:font-name="Calibri" fo:font-size="10pt" officeooo:rsid="0014a8c0" officeooo:paragraph-rsid="0014a8c0" style:font-size-asian="10pt" style:font-size-complex="10pt"/>
    </style:style>
    <style:style style:name="P13" style:family="paragraph" style:parent-style-name="Standard">
      <style:text-properties style:font-name="Calibri" fo:font-size="10pt" officeooo:rsid="001695f7" officeooo:paragraph-rsid="001695f7" style:font-size-asian="10pt" style:font-size-complex="10pt"/>
    </style:style>
    <style:style style:name="P14" style:family="paragraph" style:parent-style-name="Standard">
      <style:text-properties style:font-name="Calibri" fo:font-size="10pt" fo:font-weight="bold" officeooo:rsid="00087056" officeooo:paragraph-rsid="00087056" style:font-size-asian="10pt" style:font-weight-asian="bold" style:font-size-complex="10pt" style:font-weight-complex="bold"/>
    </style:style>
    <style:style style:name="P15" style:family="paragraph" style:parent-style-name="Standard">
      <style:paragraph-properties fo:text-align="center" style:justify-single-word="false"/>
      <style:text-properties style:font-name="Calibri" fo:font-size="10pt" fo:font-weight="bold" officeooo:rsid="00087056" officeooo:paragraph-rsid="00087056" style:font-size-asian="10pt" style:font-weight-asian="bold" style:font-size-complex="10pt" style:font-weight-complex="bold"/>
    </style:style>
    <style:style style:name="P16" style:family="paragraph" style:parent-style-name="Standard">
      <style:text-properties style:font-name="Calibri" fo:font-size="10pt" fo:font-weight="bold" officeooo:rsid="000a1860" officeooo:paragraph-rsid="000a1860" style:font-size-asian="10pt" style:font-weight-asian="bold" style:font-size-complex="10pt" style:font-weight-complex="bold"/>
    </style:style>
    <style:style style:name="P17" style:family="paragraph" style:parent-style-name="Standard">
      <style:text-properties style:font-name="Calibri" fo:font-size="10pt" fo:font-weight="bold" officeooo:rsid="000c0801" officeooo:paragraph-rsid="000c0801" style:font-size-asian="10pt" style:font-weight-asian="bold" style:font-size-complex="10pt" style:font-weight-complex="bold"/>
    </style:style>
    <style:style style:name="P18" style:family="paragraph" style:parent-style-name="Standard">
      <style:text-properties style:font-name="Calibri" fo:font-size="10pt" fo:font-weight="bold" officeooo:rsid="000c2e98" officeooo:paragraph-rsid="000c2e98" style:font-size-asian="10pt" style:font-weight-asian="bold" style:font-size-complex="10pt" style:font-weight-complex="bold"/>
    </style:style>
    <style:style style:name="P19" style:family="paragraph" style:parent-style-name="Standard">
      <style:paragraph-properties fo:text-align="center" style:justify-single-word="false"/>
      <style:text-properties style:font-name="Calibri" fo:font-size="10pt" fo:font-weight="bold" officeooo:rsid="00119a35" officeooo:paragraph-rsid="00119a35" style:font-size-asian="10pt" style:font-weight-asian="bold" style:font-size-complex="10pt" style:font-weight-complex="bold"/>
    </style:style>
    <style:style style:name="P20" style:family="paragraph" style:parent-style-name="Standard">
      <style:paragraph-properties fo:text-align="start" style:justify-single-word="false"/>
      <style:text-properties style:font-name="Calibri" fo:font-size="10pt" fo:font-weight="bold" officeooo:rsid="00140bc2" officeooo:paragraph-rsid="00140bc2" style:font-size-asian="10pt" style:font-weight-asian="bold" style:font-size-complex="10pt" style:font-weight-complex="bold"/>
    </style:style>
    <style:style style:name="P21" style:family="paragraph" style:parent-style-name="Standard">
      <style:paragraph-properties fo:text-align="start" style:justify-single-word="false"/>
      <style:text-properties style:font-name="Calibri" fo:font-size="10pt" fo:font-weight="bold" officeooo:rsid="00146333" officeooo:paragraph-rsid="00146333" style:font-size-asian="10pt" style:font-weight-asian="bold" style:font-size-complex="10pt" style:font-weight-complex="bold"/>
    </style:style>
    <style:style style:name="P22" style:family="paragraph" style:parent-style-name="Standard">
      <style:paragraph-properties fo:text-align="start" style:justify-single-word="false"/>
      <style:text-properties style:font-name="Calibri" fo:font-size="10pt" fo:font-weight="bold" officeooo:rsid="00146333" officeooo:paragraph-rsid="00087056" style:font-size-asian="10pt" style:font-weight-asian="bold" style:font-size-complex="10pt" style:font-weight-complex="bold"/>
    </style:style>
    <style:style style:name="P23" style:family="paragraph" style:parent-style-name="Standard">
      <style:text-properties style:font-name="Calibri" fo:font-size="10pt" fo:font-weight="normal" officeooo:rsid="0008d7aa" officeooo:paragraph-rsid="0008d7aa" style:font-size-asian="10pt" style:font-weight-asian="normal" style:font-size-complex="10pt" style:font-weight-complex="normal"/>
    </style:style>
    <style:style style:name="P24" style:family="paragraph" style:parent-style-name="Standard">
      <style:text-properties style:font-name="Calibri" fo:font-size="10pt" fo:font-weight="normal" officeooo:rsid="0008d7aa" officeooo:paragraph-rsid="00135409" style:font-size-asian="10pt" style:font-weight-asian="normal" style:font-size-complex="10pt" style:font-weight-complex="normal"/>
    </style:style>
    <style:style style:name="P25" style:family="paragraph" style:parent-style-name="Standard">
      <style:text-properties style:font-name="Calibri" fo:font-size="10pt" fo:font-weight="normal" officeooo:rsid="000c0801" officeooo:paragraph-rsid="000c0801" style:font-size-asian="10pt" style:font-weight-asian="normal" style:font-size-complex="10pt" style:font-weight-complex="normal"/>
    </style:style>
    <style:style style:name="P26" style:family="paragraph" style:parent-style-name="Standard">
      <style:text-properties style:font-name="Calibri" fo:font-size="10pt" fo:font-weight="normal" officeooo:rsid="000dc986" officeooo:paragraph-rsid="000dc986"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style:font-name="Calibri" fo:font-size="10pt" fo:font-weight="normal" officeooo:rsid="0014a8c0" officeooo:paragraph-rsid="0014a8c0"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style:font-name="Calibri" fo:font-size="10pt" fo:font-weight="normal" officeooo:rsid="001695f7" officeooo:paragraph-rsid="001695f7" style:font-size-asian="10pt" style:font-weight-asian="normal" style:font-size-complex="10pt" style:font-weight-complex="normal"/>
    </style:style>
    <style:style style:name="T1" style:family="text">
      <style:text-properties officeooo:rsid="0008d7aa"/>
    </style:style>
    <style:style style:name="T2" style:family="text">
      <style:text-properties officeooo:rsid="00099913"/>
    </style:style>
    <style:style style:name="T3" style:family="text">
      <style:text-properties officeooo:rsid="000c2e98"/>
    </style:style>
    <style:style style:name="T4" style:family="text">
      <style:text-properties officeooo:rsid="0010a255"/>
    </style:style>
    <style:style style:name="T5" style:family="text">
      <style:text-properties fo:font-weight="bold" style:font-weight-asian="bold" style:font-weight-complex="bold"/>
    </style:style>
    <style:style style:name="T6" style:family="text">
      <style:text-properties officeooo:rsid="00140bc2"/>
    </style:style>
    <style:style style:name="T7" style:family="text">
      <style:text-properties officeooo:rsid="00146333"/>
    </style:style>
    <style:style style:name="T8" style:family="text">
      <style:text-properties fo:font-weight="normal" style:font-weight-asian="normal" style:font-weight-complex="normal"/>
    </style:style>
    <style:style style:name="T9" style:family="text">
      <style:text-properties fo:font-weight="normal" fo:background-color="#ffff00" loext:char-shading-value="0" style:font-weight-asian="normal" style:font-weight-complex="normal"/>
    </style:style>
    <style:style style:name="T10" style:family="text">
      <style:text-properties officeooo:rsid="0014a8c0"/>
    </style:style>
    <style:style style:name="T11" style:family="text">
      <style:text-properties officeooo:rsid="001695f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èglement Intérieur</text:p>
      <text:p text:style-name="P3"/>
      <text:p text:style-name="P13">glossaire</text:p>
      <text:p text:style-name="P8"><text:span text:style-name="T11">&gt; idée : </text:span>le terme idée est employé pour sa généralité et recouvre tout désir de réaliser quelque chose.</text:p>
      <text:p text:style-name="P8"><text:span text:style-name="T11">&gt; </text:span>Comment nomme t on le réalisateur de l’idée ? Le réalisateur ? l’auteur ? l’artiste ? l’imaginateur ? Le concepteur ?</text:p>
      <text:p text:style-name="P13">&gt; caisse de production : fond de l’asso pour soutenir financièrement les idées.</text:p>
      <text:p text:style-name="P3"/>
      <text:p text:style-name="P15"><text:span text:style-name="T1">= </text:span>La Production et l’Accompagnement <text:span text:style-name="T1">=</text:span></text:p>
      <text:p text:style-name="P15"/>
      <text:p text:style-name="P14"><text:span text:style-name="T3">Nature et origine des idées soutenues</text:span></text:p>
      <text:p text:style-name="P6">&gt; Il n’y a pas de limites à la nature des idées soutenues.</text:p>
      <text:p text:style-name="P8">&gt; Toute personne introduite par un membre dur et souhaitant réaliser une idée dans le cadre de l’association sera soutenue par l’association, à condition de remplir les formalités administratives liées à l’archive.</text:p>
      <text:p text:style-name="P7"/>
      <text:p text:style-name="P17"><text:span text:style-name="T3">N</text:span>ature du soutien</text:p>
      <text:p text:style-name="P25">&gt; Le soutien est avant tout moral et un accompagnement en conseils pour la conception et la réalisation de l’idée…</text:p>
      <text:p text:style-name="P25">&gt; la visée de ce soutien est de servir d’encouragement à la réalisation, de stimulateur, de catalyseur à la réalisation d’idée. L’enjeu est de s’essayer à créer en s’engageant vis à vis d’un groupe sympathique.</text:p>
      <text:p text:style-name="P25">&gt; Le soutiens est ensuite financier, il est limité à un minimum de 1€ et à un maximum de 100€.</text:p>
      <text:p text:style-name="P24">&gt; L’apport financier est limité à un minimum de 1€ et un maximum de 100€.</text:p>
      <text:p text:style-name="P25">&gt; la fixation du montant de l’apport financier doit être approuvée par l’ensemble des membres durs.</text:p>
      <text:p text:style-name="P26">&gt; fixation du montant = estimation des besoins par l’auteur/acteur/etc + concertation entre membres durs et président et trésorier + proposition d’un budget pour la réalisation de l’idée + approbation par les membres durs ou tout au moins absence de désaccord + attribution du montant décidé.</text:p>
      <text:p text:style-name="P25"/>
      <text:p text:style-name="P18">Temporalité du projet</text:p>
      <text:p text:style-name="P8"><text:span text:style-name="T8">&gt; Les personnes soutenus dans la réalisation d’une idée s’engagent à la mettre en œuvre dans un délai de </text:span><text:span text:style-name="T9">30</text:span><text:span text:style-name="T8"> jours.</text:span></text:p>
      <text:p text:style-name="P6"/>
      <text:p text:style-name="P6"/>
      <text:p text:style-name="P6"/>
      <text:p text:style-name="P19">= Archivage des idées =</text:p>
      <text:p text:style-name="P16"/>
      <text:p text:style-name="P9"><text:span text:style-name="T10">&gt; </text:span>Pour toute idée soutenue est ouvert un dossier. Celui-ci doit comprendre :</text:p>
      <text:list xml:id="list2775436330588977931" text:style-name="L1">
        <text:list-item>
          <text:p text:style-name="P10"><text:span text:style-name="T5">le formulaire A</text:span> ;</text:p>
          <text:p text:style-name="P10">rempli à l’ouverture du dossier, il comprend <text:span text:style-name="T10">une identification de la personne et </text:span>une présentation de <text:span text:style-name="T10">son </text:span>idée. Il peut comprendre un plan d’action et un estimation des besoins nécessaires à sa réalisation.</text:p>
        </text:list-item>
        <text:list-item>
          <text:p text:style-name="P10"><text:span text:style-name="T5">Le formulaire Z</text:span> ;</text:p>
          <text:p text:style-name="P10">rempli après la réalisation de l’idée, il apporte des précisions sur le résultat de l’expérience et une conclusion au dossier.</text:p>
        </text:list-item>
        <text:list-item>
          <text:p text:style-name="P10"><text:span text:style-name="T5">Une trace de la réalisation de l’idée</text:span>. La forme de cette trace est libre et peut être discutée en amont de la réalisation <text:span text:style-name="T4">de l’idée.</text:span></text:p>
        </text:list-item>
      </text:list>
      <text:p text:style-name="P12">&gt; L’organisation d’un événement entraîne également ‘ouverture d’un dossier. Celui-ci portera une mention spéciale pour le distinguer des projets externes à l’existance et l’économie de l’association.</text:p>
      <text:p text:style-name="P5"/>
      <text:p text:style-name="P5"/>
      <text:p text:style-name="P21"/>
      <text:p text:style-name="P15"><text:span text:style-name="T6">= O</text:span>rganisation d’événements <text:span text:style-name="T6">=</text:span></text:p>
      <text:p text:style-name="P22"/>
      <text:p text:style-name="P20">nature des événements</text:p>
      <text:p text:style-name="P27">&gt; Si les idées<text:span text:style-name="T7"> n’ont pas de limitations, l’organisation d’un événement pour la présentation d’une idée est une idée également. </text:span>À ce titre les événements doivent répondre aux mêmes conditions d’archivage.</text:p>
      <text:p text:style-name="P28">&gt; Les événements peuvent comprendre une activité économique, par exemple la vente d’objet, de boisson ou d’alimentation. Les recettes de ces activités reviennent à l’association et alimentent la caisse de production.</text:p>
      <text:p text:style-name="P28"/>
      <text:p text:style-name="P28"/>
      <text:p text:style-name="P23">ceux-ci peuvent servir à la diffusion d’une idée soutenue par l’asso, ou une autre idée, ou quelque chose de différent encore...</text:p>
      <text:p text:style-name="P4"><text:soft-page-break/>// <text:span text:style-name="T7">en fait distinguer les idées des événements n’a peut être pas de sens. Et tant qu’à faire on peut également enlever ce volet de l’objet de l’asso dans les statuts. Car si les idées n’ont pas de limitations, l’organisation d’un événement pour la présentation d’une idée est une idée également.</text:span></text:p>
      <text:p text:style-name="P4"/>
      <text:p text:style-name="P4"/>
      <text:p text:style-name="P15"><text:span text:style-name="T7">= A</text:span>dministration de l’as<text:span text:style-name="T2">s</text:span>ociation <text:span text:style-name="T7">=</text:span></text:p>
      <text:p text:style-name="P2"/>
      <text:p text:style-name="P11">élection du président ? Du secrétaire et du trésorier ?</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0T23:28:29.043000000</meta:creation-date>
    <dc:date>2017-02-21T01:22:17.857000000</dc:date>
    <meta:editing-duration>PT1H33M</meta:editing-duration>
    <meta:editing-cycles>14</meta:editing-cycles>
    <meta:generator>LibreOffice/5.1.5.2$Windows_X86_64 LibreOffice_project/7a864d8825610a8c07cfc3bc01dd4fce6a9447e5</meta:generator>
    <meta:document-statistic meta:table-count="0" meta:image-count="0" meta:object-count="0" meta:page-count="2" meta:paragraph-count="34" meta:word-count="584" meta:character-count="3492" meta:non-whitespace-character-count="2947"/>
  </office:meta>
</office:document-meta>
</file>